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7820e"/>
    </style:style>
    <style:style style:name="P2" style:family="paragraph" style:parent-style-name="Standard">
      <style:text-properties officeooo:rsid="001b31c8" officeooo:paragraph-rsid="001b31c8"/>
    </style:style>
    <style:style style:name="T1" style:family="text">
      <style:text-properties officeooo:rsid="00178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loext:resolved="false"><dc:creator>FIS.PrintForms</dc:creator><dc:date>0000-00-00T00:00:00</dc:date><text:p text:style-name="Comment">$objectType: Входящий_звонок_МаркеловСА__09360188-97c1-47cf-a722-4535788ce957.Основной.Клиент</text:p></office:annotation><text:span text:style-name="T1">Отчет</text:span></text:p>
      <text:p text:style-name="P1"><text:span text:style-name="T1">ФИО: </text:span><text:placeholder text:placeholder-type="text" text:description="$ПРОСТОЙ ТИП(Входящий_звонок_МаркеловСА__09360188-97c1-47cf-a722-4535788ce957.Основной.Клиент):Фамилия">&lt;Фамилия&gt;</text:placeholder><text:s/><text:placeholder text:placeholder-type="text" text:description="$ПРОСТОЙ ТИП(Входящий_звонок_МаркеловСА__09360188-97c1-47cf-a722-4535788ce957.Основной.Клиент):Имя">&lt;Имя&gt;</text:placeholder><text:s/><text:placeholder text:placeholder-type="text" text:description="$ПРОСТОЙ ТИП(Входящий_звонок_МаркеловСА__09360188-97c1-47cf-a722-4535788ce957.Основной.Клиент):Отчество">&lt;Отчество&gt;</text:placeholder></text:p>
      <text:p text:style-name="P2">Номер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<text:placeholder text:placeholder-type="text" text:description="$КОЛЛЕКЦИЯ(Входящий_звонок_МаркеловСА__09360188-97c1-47cf-a722-4535788ce957.Основной.Клиент):Претензия">&lt;Претензия&gt;</text:placeholder><text:placeholder text:placeholder-type="text" text:description="$ПРОСТОЙ ТИП(Входящий_звонок_МаркеловСА__09360188-97c1-47cf-a722-4535788ce957.Основной.Претензия):Номер_телефона">&lt;Номер телефона&gt;</text:placeholder><text:placeholder text:placeholder-type="text" text:description="$!КОЛЛЕКЦИЯ">&lt;/Претензия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9T02:43:42.594977700</meta:creation-date>
    <dc:date>2025-03-29T03:15:15.429708400</dc:date>
    <meta:editing-duration>PT31M30S</meta:editing-duration>
    <meta:editing-cycles>8</meta:editing-cycles>
    <meta:generator>LibreOffice/25.2.2.2$Windows_X86_64 LibreOffice_project/7370d4be9e3cf6031a51beef54ff3bda878e3fac</meta:generator>
    <meta:document-statistic meta:table-count="1" meta:image-count="0" meta:object-count="0" meta:page-count="1" meta:paragraph-count="4" meta:word-count="8" meta:character-count="81" meta:non-whitespace-character-count="77"/>
  </office:meta>
</office:document-meta>
</file>